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size="12pt" fo:font-weight="normal" style:font-size-asian="12pt" style:font-weight-asian="normal" style:font-size-complex="12pt" style:font-weight-complex="normal"/>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writing-mode="lr-tb"/>
    </style:style>
    <style:style style:name="P4" style:family="paragraph" style:parent-style-name="Preformatted_20_Text">
      <style:paragraph-properties fo:margin-top="0cm" fo:margin-bottom="0.499cm" style:writing-mode="lr-tb"/>
      <style:text-properties style:font-name="monospace"/>
    </style:style>
    <style:style style:name="P5" style:family="paragraph" style:parent-style-name="Preformatted_20_Text">
      <style:paragraph-properties style:writing-mode="lr-tb"/>
    </style:style>
    <style:style style:name="P6" style:family="paragraph" style:parent-style-name="Preformatted_20_Text">
      <style:paragraph-properties style:writing-mode="lr-tb"/>
      <style:text-properties style:font-name="monospace"/>
    </style:style>
    <style:style style:name="T1" style:family="text">
      <style:text-properties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ttp://www.haskell.org/haskellwiki/99_questions/1_to_10</text:h>
      <text:h text:style-name="Heading_20_2" text:outline-level="2"><text:bookmark text:name="Problem_1"/>1 Problem 1 </text:h>
      <text:p text:style-name="Text_20_body">(*) Find the last element of a list. </text:p>
      <text:p text:style-name="Text_20_body">(Note that the Lisp transcription of this problem is incorrect.) </text:p>
      <text:p text:style-name="Text_20_body">Example in Haskell: </text:p>
      <text:p text:style-name="P6">Prelude&gt; myLast [1,2,3,4]</text:p>
      <text:p text:style-name="P6">4</text:p>
      <text:p text:style-name="P6">Prelude&gt; myLast ['x','y','z']</text:p>
      <text:p text:style-name="P4">'z'</text:p>
      <text:p text:style-name="Text_20_body"><text:a xlink:type="simple" xlink:href="http://www.haskell.org/haskellwiki/99_questions/Solutions/1">Solutions</text:a> </text:p>
      <text:p text:style-name="Text_20_body"/>
      <text:h text:style-name="Heading_20_2" text:outline-level="2"><text:bookmark text:name="Problem_2"/>2 Problem 2 </text:h>
      <text:p text:style-name="Text_20_body">(*) Find the last but one element of a list. </text:p>
      <text:p text:style-name="Text_20_body">(Note that the Lisp transcription of this problem is incorrect.) </text:p>
      <text:p text:style-name="Text_20_body">Example in Haskell: </text:p>
      <text:p text:style-name="P6">Prelude&gt; myButLast [1,2,3,4]</text:p>
      <text:p text:style-name="P6">3</text:p>
      <text:p text:style-name="P6">Prelude&gt; myButLast ['a'..'z']</text:p>
      <text:p text:style-name="P4">'y'</text:p>
      <text:p text:style-name="Text_20_body"><text:a xlink:type="simple" xlink:href="http://www.haskell.org/haskellwiki/99_questions/Solutions/2">Solutions</text:a> </text:p>
      <text:p text:style-name="Text_20_body"/>
      <text:h text:style-name="Heading_20_2" text:outline-level="2"><text:bookmark text:name="Problem_3"/>3 Problem 3 </text:h>
      <text:p text:style-name="Text_20_body">(*) Find the K'th element of a list. The first element in the list is number 1. </text:p>
      <text:p text:style-name="Text_20_body">Example: </text:p>
      <text:p text:style-name="Preformatted_20_Text">* (element-at '(a b c d e) 3)</text:p>
      <text:p text:style-name="P2">c</text:p>
      <text:p text:style-name="Text_20_body">Example in Haskell: </text:p>
      <text:p text:style-name="P6">Prelude&gt; elementAt [1,2,3] 2</text:p>
      <text:p text:style-name="P6">2</text:p>
      <text:p text:style-name="P6">Prelude&gt; elementAt "haskell" 5</text:p>
      <text:p text:style-name="P4">'e'</text:p>
      <text:p text:style-name="Text_20_body"><text:a xlink:type="simple" xlink:href="http://www.haskell.org/haskellwiki/99_questions/Solutions/3">Solutions</text:a> </text:p>
      <text:p text:style-name="Text_20_body"/>
      <text:h text:style-name="Heading_20_2" text:outline-level="2"><text:bookmark text:name="Problem_4"/>4 Problem 4 </text:h>
      <text:p text:style-name="Text_20_body">(*) Find the number of elements of a list. </text:p>
      <text:p text:style-name="Text_20_body"><text:soft-page-break/>Example in Haskell: </text:p>
      <text:p text:style-name="P6">Prelude&gt; myLength [123, 456, 789]</text:p>
      <text:p text:style-name="P6">3</text:p>
      <text:p text:style-name="P6">Prelude&gt; myLength "Hello, world!"</text:p>
      <text:p text:style-name="P4">13</text:p>
      <text:p text:style-name="Text_20_body"><text:a xlink:type="simple" xlink:href="http://www.haskell.org/haskellwiki/99_questions/Solutions/4">Solutions</text:a> </text:p>
      <text:p text:style-name="Text_20_body"/>
      <text:h text:style-name="Heading_20_2" text:outline-level="2"><text:bookmark text:name="Problem_5"/>5 Problem 5 </text:h>
      <text:p text:style-name="Text_20_body">(*) Reverse a list. </text:p>
      <text:p text:style-name="Text_20_body">Example in Haskell: </text:p>
      <text:p text:style-name="P6">Prelude&gt; myReverse "A man, a plan, a canal, panama!"</text:p>
      <text:p text:style-name="P6">"!amanap ,lanac a ,nalp a ,nam A"</text:p>
      <text:p text:style-name="P6">Prelude&gt; myReverse [1,2,3,4]</text:p>
      <text:p text:style-name="P4">[4,3,2,1]</text:p>
      <text:p text:style-name="Text_20_body"><text:a xlink:type="simple" xlink:href="http://www.haskell.org/haskellwiki/99_questions/Solutions/5">Solutions</text:a> </text:p>
      <text:p text:style-name="Text_20_body"/>
      <text:h text:style-name="Heading_20_2" text:outline-level="2"><text:bookmark text:name="Problem_6"/>6 Problem 6 </text:h>
      <text:p text:style-name="Text_20_body">(*) Find out whether a list is a palindrome. A palindrome can be read forward or backward; e.g. (x a m a x). </text:p>
      <text:p text:style-name="Text_20_body">Example in Haskell: </text:p>
      <text:p text:style-name="P6">*Main&gt; isPalindrome [1,2,3]</text:p>
      <text:p text:style-name="P6">False</text:p>
      <text:p text:style-name="P6">*Main&gt; isPalindrome "madamimadam"</text:p>
      <text:p text:style-name="P6">True</text:p>
      <text:p text:style-name="P6">*Main&gt; isPalindrome [1,2,4,8,16,8,4,2,1]</text:p>
      <text:p text:style-name="P4">True</text:p>
      <text:p text:style-name="Text_20_body"><text:a xlink:type="simple" xlink:href="http://www.haskell.org/haskellwiki/99_questions/Solutions/6">Solutions</text:a> </text:p>
      <text:p text:style-name="Text_20_body"/>
      <text:h text:style-name="Heading_20_2" text:outline-level="2"><text:bookmark text:name="Problem_7"/>7 Problem 7 </text:h>
      <text:p text:style-name="Text_20_body">(**) Flatten a nested list structure. </text:p>
      <text:p text:style-name="Text_20_body">Transform a list, possibly holding lists as elements into a `flat' list by replacing each list with its elements (recursively). </text:p>
      <text:p text:style-name="Text_20_body">Example: </text:p>
      <text:p text:style-name="Preformatted_20_Text">* (my-flatten '(a (b (c d) e)))</text:p>
      <text:p text:style-name="P2">(A B C D E)</text:p>
      <text:p text:style-name="Text_20_body">Example in Haskell: </text:p>
      <text:p text:style-name="Text_20_body">We have to define a new data type, because lists in Haskell are homogeneous. </text:p>
      <text:p text:style-name="P3"><text:s/><text:span text:style-name="T1">data NestedList a = Elem a | List [NestedList a]</text:span></text:p>
      <text:p text:style-name="P6"><text:soft-page-break/>*Main&gt; flatten (Elem 5)</text:p>
      <text:p text:style-name="P6">[5]</text:p>
      <text:p text:style-name="P6">*Main&gt; flatten (List [Elem 1, List [Elem 2, List [Elem 3, Elem 4], Elem 5]])</text:p>
      <text:p text:style-name="P6">[1,2,3,4,5]</text:p>
      <text:p text:style-name="P6">*Main&gt; flatten (List [])</text:p>
      <text:p text:style-name="P4">[]</text:p>
      <text:p text:style-name="Text_20_body"/>
      <text:p text:style-name="Text_20_body"><text:a xlink:type="simple" xlink:href="http://www.haskell.org/haskellwiki/99_questions/Solutions/7">Solutions</text:a> </text:p>
      <text:h text:style-name="Heading_20_2" text:outline-level="2"><text:bookmark text:name="Problem_8"/>8 Problem 8 </text:h>
      <text:p text:style-name="Text_20_body">(**) Eliminate consecutive duplicates of list elements. </text:p>
      <text:p text:style-name="Text_20_body">If a list contains repeated elements they should be replaced with a single copy of the element. The order of the elements should not be changed. </text:p>
      <text:p text:style-name="Text_20_body">Example: </text:p>
      <text:p text:style-name="Preformatted_20_Text">* (compress '(a a a a b c c a a d e e e e))</text:p>
      <text:p text:style-name="P2">(A B C A D E)</text:p>
      <text:p text:style-name="Text_20_body">Example in Haskell: </text:p>
      <text:p text:style-name="P6">&gt; compress "aaaabccaadeeee"</text:p>
      <text:p text:style-name="P4">"abcade"</text:p>
      <text:p text:style-name="Text_20_body"><text:a xlink:type="simple" xlink:href="http://www.haskell.org/haskellwiki/99_questions/Solutions/8">Solutions</text:a> </text:p>
      <text:h text:style-name="Heading_20_2" text:outline-level="2"><text:bookmark text:name="Problem_9"/>9 Problem 9 </text:h>
      <text:p text:style-name="Text_20_body">(**) Pack consecutive duplicates of list elements into sublists. If a list contains repeated elements they should be placed in separate sublists. </text:p>
      <text:p text:style-name="Text_20_body">Example: </text:p>
      <text:p text:style-name="Preformatted_20_Text">* (pack '(a a a a b c c a a d e e e e))</text:p>
      <text:p text:style-name="P2">((A A A A) (B) (C C) (A A) (D) (E E E E))</text:p>
      <text:p text:style-name="Text_20_body">Example in Haskell: </text:p>
      <text:p text:style-name="P6">*Main&gt; pack ['a', 'a', 'a', 'a', 'b', 'c', 'c', 'a', </text:p>
      <text:p text:style-name="P5"><text:s text:c="13"/><text:span text:style-name="T1">'a', 'd', 'e', 'e', 'e', 'e']</text:span></text:p>
      <text:p text:style-name="P4">["aaaa","b","cc","aa","d","eeee"]</text:p>
      <text:p text:style-name="Text_20_body"><text:a xlink:type="simple" xlink:href="http://www.haskell.org/haskellwiki/99_questions/Solutions/9">Solutions</text:a> </text:p>
      <text:h text:style-name="Heading_20_2" text:outline-level="2"><text:bookmark text:name="Problem_10"/>10 Problem 10 </text:h>
      <text:p text:style-name="Text_20_body">(*) Run-length encoding of a list. Use the result of problem P09 to implement the so-called run-length encoding data compression method. Consecutive duplicates of elements are encoded as lists (N E) where N is the number of duplicates of the element E. </text:p>
      <text:p text:style-name="Text_20_body">Example: </text:p>
      <text:p text:style-name="Preformatted_20_Text">* (encode '(a a a a b c c a a d e e e e))</text:p>
      <text:p text:style-name="P2">((4 A) (1 B) (2 C) (2 A) (1 D)(4 E))</text:p>
      <text:p text:style-name="Text_20_body">Example in Haskell: </text:p>
      <text:p text:style-name="P6"><text:soft-page-break/>encode "aaaabccaadeeee"</text:p>
      <text:p text:style-name="P4">[(4,'a'),(1,'b'),(2,'c'),(2,'a'),(1,'d'),(4,'e')]</text:p>
      <text:p text:style-name="Standard"/>
      <text:p text:style-name="Standard">http://www.haskell.org/haskellwiki/99_questions/11_to_20</text:p>
      <text:h text:style-name="Heading_20_2" text:outline-level="2"><text:bookmark text:name="Problem_11"/>1 Problem 11 </text:h>
      <text:p text:style-name="Text_20_body">(*) Modified run-length encoding. </text:p>
      <text:p text:style-name="Text_20_body">Modify the result of problem 10 in such a way that if an element has no duplicates it is simply copied into the result list. Only elements with duplicates are transferred as (N E) lists. </text:p>
      <text:p text:style-name="Text_20_body">Example: </text:p>
      <text:p text:style-name="Preformatted_20_Text">* (encode-modified '(a a a a b c c a a d e e e e))</text:p>
      <text:p text:style-name="P2">((4 A) B (2 C) (2 A) D (4 E))</text:p>
      <text:p text:style-name="Text_20_body">Example in Haskell: </text:p>
      <text:p text:style-name="P6">P11&gt; encodeModified "aaaabccaadeeee"</text:p>
      <text:p text:style-name="P6">[Multiple 4 'a',Single 'b',Multiple 2 'c',</text:p>
      <text:p text:style-name="P3"><text:s/><text:span text:style-name="T1">Multiple 2 'a',Single 'd',Multiple 4 'e']</text:span></text:p>
      <text:p text:style-name="Text_20_body"><text:a xlink:type="simple" xlink:href="http://www.haskell.org/haskellwiki/99_questions/Solutions/11">Solutions</text:a> </text:p>
      <text:h text:style-name="Heading_20_2" text:outline-level="2"><text:bookmark text:name="Problem_12"/>2 Problem 12 </text:h>
      <text:p text:style-name="Text_20_body">(**) Decode a run-length encoded list. </text:p>
      <text:p text:style-name="Text_20_body">Given a run-length code list generated as specified in problem 11. Construct its uncompressed version. </text:p>
      <text:p text:style-name="Text_20_body">Example in Haskell: </text:p>
      <text:p text:style-name="P6">P12&gt; decodeModified </text:p>
      <text:p text:style-name="P5"><text:s text:c="7"/><text:span text:style-name="T1">[Multiple 4 'a',Single 'b',Multiple 2 'c',</text:span></text:p>
      <text:p text:style-name="P5"><text:s text:c="8"/><text:span text:style-name="T1">Multiple 2 'a',Single 'd',Multiple 4 'e']</text:span></text:p>
      <text:p text:style-name="P4">"aaaabccaadeeee"</text:p>
      <text:p text:style-name="Text_20_body"><text:a xlink:type="simple" xlink:href="http://www.haskell.org/haskellwiki/99_questions/Solutions/12">Solutions</text:a> </text:p>
      <text:h text:style-name="Heading_20_2" text:outline-level="2"><text:bookmark text:name="Problem_13"/>3 Problem 13 </text:h>
      <text:p text:style-name="Text_20_body">(**) Run-length encoding of a list (direct solution). </text:p>
      <text:p text:style-name="Text_20_body">Implement the so-called run-length encoding data compression method directly. I.e. don't explicitly create the sublists containing the duplicates, as in problem 9, but only count them. As in problem P11, simplify the result list by replacing the singleton lists (1 X) by X. </text:p>
      <text:p text:style-name="Text_20_body">Example: </text:p>
      <text:p text:style-name="Preformatted_20_Text">* (encode-direct '(a a a a b c c a a d e e e e))</text:p>
      <text:p text:style-name="P2">((4 A) B (2 C) (2 A) D (4 E))</text:p>
      <text:p text:style-name="Text_20_body">Example in Haskell: </text:p>
      <text:p text:style-name="P6">P13&gt; encodeDirect "aaaabccaadeeee"</text:p>
      <text:p text:style-name="P6">[Multiple 4 'a',Single 'b',Multiple 2 'c',</text:p>
      <text:p text:style-name="P3"><text:s/><text:span text:style-name="T1">Multiple 2 'a',Single 'd',Multiple 4 'e']</text:span></text:p>
      <text:p text:style-name="Text_20_body"><text:soft-page-break/><text:a xlink:type="simple" xlink:href="http://www.haskell.org/haskellwiki/99_questions/Solutions/13">Solutions</text:a> </text:p>
      <text:h text:style-name="Heading_20_2" text:outline-level="2"><text:bookmark text:name="Problem_14"/>4 Problem 14 </text:h>
      <text:p text:style-name="Text_20_body">(*) Duplicate the elements of a list. </text:p>
      <text:p text:style-name="Text_20_body">Example: </text:p>
      <text:p text:style-name="Preformatted_20_Text">* (dupli '(a b c c d))</text:p>
      <text:p text:style-name="P2">(A A B B C C C C D D)</text:p>
      <text:p text:style-name="Text_20_body">Example in Haskell: </text:p>
      <text:p text:style-name="P6">&gt; dupli [1, 2, 3]</text:p>
      <text:p text:style-name="P4">[1,1,2,2,3,3]</text:p>
      <text:p text:style-name="Text_20_body"><text:a xlink:type="simple" xlink:href="http://www.haskell.org/haskellwiki/99_questions/Solutions/14">Solutions</text:a> </text:p>
      <text:p text:style-name="Text_20_body"/>
      <text:h text:style-name="Heading_20_2" text:outline-level="2"><text:bookmark text:name="Problem_15"/>5 Problem 15 </text:h>
      <text:p text:style-name="Text_20_body">(**) Replicate the elements of a list a given number of times. </text:p>
      <text:p text:style-name="Text_20_body">Example: </text:p>
      <text:p text:style-name="Preformatted_20_Text">* (repli '(a b c) 3)</text:p>
      <text:p text:style-name="P2">(A A A B B B C C C)</text:p>
      <text:p text:style-name="Text_20_body">Example in Haskell: </text:p>
      <text:p text:style-name="P6">&gt; repli "abc" 3</text:p>
      <text:p text:style-name="P4">"aaabbbccc"</text:p>
      <text:p text:style-name="Text_20_body"><text:a xlink:type="simple" xlink:href="http://www.haskell.org/haskellwiki/99_questions/Solutions/15">Solutions</text:a> </text:p>
      <text:p text:style-name="Text_20_body"/>
      <text:h text:style-name="Heading_20_2" text:outline-level="2"><text:bookmark text:name="Problem_16"/>6 Problem 16 </text:h>
      <text:p text:style-name="Text_20_body">(**) Drop every N'th element from a list. </text:p>
      <text:p text:style-name="Text_20_body">Example: </text:p>
      <text:p text:style-name="Preformatted_20_Text">* (drop '(a b c d e f g h i k) 3)</text:p>
      <text:p text:style-name="P2">(A B D E G H K)</text:p>
      <text:p text:style-name="Text_20_body">Example in Haskell: </text:p>
      <text:p text:style-name="P6">*Main&gt; dropEvery "abcdefghik" 3</text:p>
      <text:p text:style-name="P4">"abdeghk"</text:p>
      <text:p text:style-name="Text_20_body"><text:a xlink:type="simple" xlink:href="http://www.haskell.org/haskellwiki/99_questions/Solutions/16">Solutions</text:a> </text:p>
      <text:p text:style-name="Text_20_body"/>
      <text:h text:style-name="Heading_20_2" text:outline-level="2"><text:bookmark text:name="Problem_17"/>7 Problem 17 </text:h>
      <text:p text:style-name="Text_20_body">(*) Split a list into two parts; the length of the first part is given. </text:p>
      <text:p text:style-name="Text_20_body"><text:soft-page-break/>Do not use any predefined predicates. </text:p>
      <text:p text:style-name="Text_20_body">Example: </text:p>
      <text:p text:style-name="Preformatted_20_Text">* (split '(a b c d e f g h i k) 3)</text:p>
      <text:p text:style-name="P2">( (A B C) (D E F G H I K))</text:p>
      <text:p text:style-name="Text_20_body">Example in Haskell: </text:p>
      <text:p text:style-name="P6">*Main&gt; split "abcdefghik" 3</text:p>
      <text:p text:style-name="P4">("abc", "defghik")</text:p>
      <text:p text:style-name="Text_20_body"><text:a xlink:type="simple" xlink:href="http://www.haskell.org/haskellwiki/99_questions/Solutions/17">Solutions</text:a> </text:p>
      <text:p text:style-name="Text_20_body"/>
      <text:h text:style-name="Heading_20_2" text:outline-level="2"><text:bookmark text:name="Problem_18"/>8 Problem 18 </text:h>
      <text:p text:style-name="Text_20_body">(**) Extract a slice from a list. </text:p>
      <text:p text:style-name="Text_20_body">Given two indices, i and k, the slice is the list containing the elements between the i'th and k'th element of the original list (both limits included). Start counting the elements with 1. </text:p>
      <text:p text:style-name="Text_20_body">Example: </text:p>
      <text:p text:style-name="Preformatted_20_Text">* (slice '(a b c d e f g h i k) 3 7)</text:p>
      <text:p text:style-name="P2">(C D E F G)</text:p>
      <text:p text:style-name="Text_20_body">Example in Haskell: </text:p>
      <text:p text:style-name="P6">*Main&gt; slice ['a','b','c','d','e','f','g','h','i','k'] 3 7</text:p>
      <text:p text:style-name="P4">"cdefg"</text:p>
      <text:p text:style-name="Text_20_body"><text:a xlink:type="simple" xlink:href="http://www.haskell.org/haskellwiki/99_questions/Solutions/18">Solutions</text:a> </text:p>
      <text:p text:style-name="Text_20_body"/>
      <text:h text:style-name="Heading_20_2" text:outline-level="2"><text:bookmark text:name="Problem_19"/>9 Problem 19 </text:h>
      <text:p text:style-name="Text_20_body">(**) Rotate a list N places to the left. </text:p>
      <text:p text:style-name="Text_20_body">Hint: Use the predefined functions length and (++). </text:p>
      <text:p text:style-name="Text_20_body">Examples: </text:p>
      <text:p text:style-name="Preformatted_20_Text">* (rotate '(a b c d e f g h) 3)</text:p>
      <text:p text:style-name="Preformatted_20_Text">(D E F G H A B C)</text:p>
      <text:p text:style-name="Preformatted_20_Text"/>
      <text:p text:style-name="Preformatted_20_Text">* (rotate '(a b c d e f g h) -2)</text:p>
      <text:p text:style-name="P2">(G H A B C D E F)</text:p>
      <text:p text:style-name="Text_20_body">Examples in Haskell: </text:p>
      <text:p text:style-name="P6">*Main&gt; rotate ['a','b','c','d','e','f','g','h'] 3</text:p>
      <text:p text:style-name="P6">"defghabc"</text:p>
      <text:p text:style-name="P5"> </text:p>
      <text:p text:style-name="P6">*Main&gt; rotate ['a','b','c','d','e','f','g','h'] (-2)</text:p>
      <text:p text:style-name="P4">"ghabcdef"</text:p>
      <text:p text:style-name="Text_20_body"><text:a xlink:type="simple" xlink:href="http://www.haskell.org/haskellwiki/99_questions/Solutions/19">Solutions</text:a> </text:p>
      <text:p text:style-name="Text_20_body"/>
      <text:h text:style-name="Heading_20_2" text:outline-level="2"><text:bookmark text:name="Problem_20"/><text:soft-page-break/>10 Problem 20 </text:h>
      <text:p text:style-name="Text_20_body">(*) Remove the K'th element from a list. </text:p>
      <text:p text:style-name="Text_20_body">Example in Prolog: </text:p>
      <text:p text:style-name="Preformatted_20_Text">?- remove_at(X,[a,b,c,d],2,R).</text:p>
      <text:p text:style-name="Preformatted_20_Text">X = b</text:p>
      <text:p text:style-name="P2">R = [a,c,d]</text:p>
      <text:p text:style-name="Text_20_body">Example in Lisp: </text:p>
      <text:p text:style-name="Preformatted_20_Text">* (remove-at '(a b c d) 2)</text:p>
      <text:p text:style-name="P2">(A C D)</text:p>
      <text:p text:style-name="Text_20_body">(Note that this only returns the residue list, while the Prolog version also returns the deleted element.) </text:p>
      <text:p text:style-name="Text_20_body">Example in Haskell: </text:p>
      <text:p text:style-name="P6">*Main&gt; removeAt 2 "abcd"</text:p>
      <text:p text:style-name="P4">('b',"ac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ton Segundo</meta:initial-creator>
    <meta:creation-date>2014-06-10T09:31:57</meta:creation-date>
    <dc:date>2014-06-10T09:34:12</dc:date>
    <dc:creator>Milton Segundo</dc:creator>
    <meta:editing-duration>PT1M40S</meta:editing-duration>
    <meta:editing-cycles>2</meta:editing-cycles>
    <meta:generator>LibreOffice/3.5$Linux_X86_64 LibreOffice_project/350m1$Build-2</meta:generator>
    <meta:document-statistic meta:table-count="0" meta:image-count="0" meta:object-count="0" meta:page-count="7" meta:paragraph-count="207" meta:word-count="1148" meta:character-count="6311" meta:non-whitespace-character-count="5230"/>
  </office:meta>
</office:document-meta>
</file>